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style-name="ce5"/>
          <table:table-cell table:number-columns-repeated="4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number-columns-repeated="5" table:style-name="ce3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6"/>
          <table:table-cell office:value-type="string" table:style-name="ce7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7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ude moore</meta:initial-creator>
    <dc:creator>jude moore</dc:creator>
    <meta:creation-date>2023-03-09T19:46:12Z</meta:creation-date>
    <dc:date>2023-03-18T22:43:28Z</dc:date>
  </office:meta>
</office:document-meta>
</file>